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 Devanagari2" svg:font-family="'Noto Sans Devanagari'" style:font-family-generic="swiss"/>
    <style:font-face style:name="Noto Serif" svg:font-family="'Noto Serif'" style:font-family-generic="roman" style:font-pitch="variable"/>
    <style:font-face style:name="Noto Serif1" svg:font-family="'Noto Serif'" style:font-adornments="Regular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0cm"/>
      <style:paragraph-properties style:writing-mode="lr-tb"/>
    </style:style>
    <style:style style:name="pr2" style:family="presentation" style:parent-style-name="Default-notes">
      <style:graphic-properties fo:min-height="13.364cm"/>
      <style:paragraph-properties style:writing-mode="lr-tb"/>
    </style:style>
    <style:style style:name="pr3" style:family="presentation" style:parent-style-name="Default-title">
      <style:graphic-properties fo:min-height="2cm"/>
      <style:paragraph-properties style:writing-mode="lr-tb"/>
    </style:style>
    <style:style style:name="pr4" style:family="presentation" style:parent-style-name="Default-outline1">
      <style:graphic-properties fo:min-height="16.25cm"/>
      <style:paragraph-properties style:writing-mode="lr-tb"/>
    </style:style>
    <style:style style:name="pr5" style:family="presentation" style:parent-style-name="Default-title">
      <style:graphic-properties draw:auto-grow-height="true" fo:min-height="2cm"/>
      <style:paragraph-properties style:writing-mode="lr-tb"/>
    </style:style>
    <style:style style:name="P1" style:family="paragraph">
      <style:paragraph-properties fo:margin-left="0cm" fo:margin-right="0cm" fo:margin-top="0.1cm" fo:margin-bottom="0cm" fo:line-height="115%" fo:text-align="start" fo:text-indent="0cm">
        <style:tab-stops/>
      </style:paragraph-properties>
      <style:text-properties fo:hyphenate="false" loext:hyphenation-no-caps="false"/>
    </style:style>
    <style:style style:name="P2" style:family="paragraph">
      <style:paragraph-properties style:writing-mode="lr-tb"/>
    </style:style>
    <style:style style:name="P3" style:family="paragraph">
      <style:paragraph-properties fo:line-height="90%" fo:text-align="start"/>
    </style:style>
    <style:style style:name="P4" style:family="paragraph">
      <style:paragraph-properties fo:margin-left="0cm" fo:margin-right="0cm" fo:margin-top="0.987cm" fo:margin-bottom="0cm" fo:line-height="90%" fo:text-align="start" fo:text-indent="0cm">
        <style:tab-stops/>
      </style:paragraph-properties>
      <style:text-properties fo:hyphenate="false" loext:hyphenation-no-caps="false"/>
    </style:style>
    <style:style style:name="P5" style:family="paragraph">
      <style:paragraph-properties fo:margin-left="0cm" fo:margin-right="0cm" fo:margin-top="0.987cm" fo:margin-bottom="0cm" fo:line-height="115%" fo:text-indent="0cm">
        <style:tab-stops/>
      </style:paragraph-properties>
      <style:text-properties fo:hyphenate="false" loext:hyphenation-no-caps="false"/>
    </style:style>
    <style:style style:name="T1" style:family="text">
      <style:text-properties fo:font-variant="normal" fo:text-transform="none" fo:color="#003b76" loext:opacity="100%" style:text-outline="false" style:text-line-through-style="none" style:text-line-through-type="none" style:font-name="Liberation Sans2" fo:font-size="26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3b7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84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462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9c009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e6ab02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6cm" svg:height="20cm" svg:x="1.001cm" svg:y="0.5cm" presentation:class="title" presentation:user-transformed="true">
          <draw:text-box>
            <text:p text:style-name="P1">1.3 Características e composição dos sistemas operacionai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6cm" svg:height="2cm" svg:x="1.001cm" svg:y="0.5cm" presentation:class="title" presentation:user-transformed="true">
          <draw:text-box>
            <text:p>Tipos</text:p>
          </draw:text-box>
        </draw:frame>
        <draw:frame presentation:style-name="pr4" draw:text-style-name="P2" draw:layer="layout" svg:width="26cm" svg:height="16.5cm" svg:x="1cm" svg:y="4cm" presentation:class="outline">
          <draw:text-box>
            <text:list text:style-name="L2">
              <text:list-item>
                <text:p>Sistemas embarcados</text:p>
                <text:list>
                  <text:list-item>
                    <text:p>Dispositivos portáteis</text:p>
                  </text:list-item>
                  <text:list-item>
                    <text:p>TV, micro-ondas, geladeiras (“inteligentes”)</text:p>
                  </text:list-item>
                  <text:list-item>
                    <text:p>Características de SO de tempo real (RTOS)</text:p>
                  </text:list-item>
                  <text:list-item>
                    <text:p>Limitações de memória e consumo de energia</text:p>
                  </text:list-item>
                  <text:list-item>
                    <text:p>Ex.: tvOS (Apple), WebOS (LG), Tizen (Samsung), etc.</text:p>
                  </text:list-item>
                </text:list>
              </text:list-item>
              <text:list-item>
                <text:p>SOs Mobile</text:p>
                <text:list>
                  <text:list-item>
                    <text:p>Smartphone, Tablets, etc.,</text:p>
                  </text:list-item>
                  <text:list-item>
                    <text:p>BT, WiFi, rádio, câmera, gravador de voz, etc.</text:p>
                  </text:list-item>
                  <text:list-item>
                    <text:p>Ex.: Android, iOS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6cm" svg:height="2cm" svg:x="1.001cm" svg:y="0.5cm" presentation:class="title" presentation:user-transformed="true">
          <draw:text-box>
            <text:p>SO na nuvem</text:p>
          </draw:text-box>
        </draw:frame>
        <draw:frame presentation:style-name="pr4" draw:text-style-name="P2" draw:layer="layout" svg:width="26cm" svg:height="16.5cm" svg:x="1cm" svg:y="4cm" presentation:class="outline">
          <draw:text-box>
            <text:list text:style-name="L2">
              <text:list-item>
                <text:p>Depende da Internet</text:p>
              </text:list-item>
              <text:list-item>
                <text:p>Banco de dados, rede, etc., rodam remotamente</text:p>
                <text:list>
                  <text:list-item>
                    <text:p>Uma parte pode rodar local, p. ex. usando</text:p>
                    <text:list>
                      <text:list-item>
                        <text:p>JavaScript</text:p>
                        <text:list>
                          <text:list-item>
                            <text:p>Alto nível, interpretada / compilada JIT</text:p>
                          </text:list-item>
                        </text:list>
                      </text:list-item>
                      <text:list-item>
                        <text:p>WebAssembly</text:p>
                        <text:list>
                          <text:list-item>
                            <text:p>Baixo nível, interpretada / compilada AOT/JIT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x.: Chrome OS</text:p>
                <text:list>
                  <text:list-item>
                    <text:p>Roda no micro como um OS leve</text:p>
                    <text:list>
                      <text:list-item>
                        <text:p>Algumas coisas funcionam sem Internet</text:p>
                      </text:list-item>
                    </text:list>
                  </text:list-item>
                  <text:list-item>
                    <text:p>Utiliza recursos e aplicativos na nuv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5" draw:text-style-name="P2" draw:layer="layout" svg:width="26cm" svg:height="2cm" svg:x="1.001cm" svg:y="0.5cm" presentation:class="title">
          <draw:text-box>
            <text:p>Unix</text:p>
          </draw:text-box>
        </draw:frame>
        <draw:frame presentation:style-name="pr4" draw:text-style-name="P2" draw:layer="layout" svg:width="26cm" svg:height="16.5cm" svg:x="1cm" svg:y="4cm" presentation:class="outline">
          <draw:text-box>
            <text:list text:style-name="L2">
              <text:list-item>
                <text:p>Começou como um projeto de um pesquisador e se tornou uma indústria milionária, envolvendo diversas instituições como universidades, governos e outras corporações</text:p>
              </text:list-item>
              <text:list-item>
                <text:p>Em 1960, o foco era desenvolver um sistema operacional de tempo compartilhado, então foi projetado o sistema operacional MULTICS (Multiplexed Information and Computing Service)</text:p>
              </text:list-item>
              <text:list-item>
                <text:p>Posteriormente, um dos projetistas abandonou o projeto e os desenvolvedores que permaneceram criaram sua própria versão do sistema operacional, chamada UNICS e, logo em seguida, chamada de Unix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5" draw:text-style-name="P2" draw:layer="layout" svg:width="26cm" svg:height="2cm" svg:x="1.001cm" svg:y="0.5cm" presentation:class="title" presentation:placeholder="true">
          <draw:text-box/>
        </draw:frame>
        <draw:frame presentation:style-name="pr4" draw:text-style-name="P2" draw:layer="layout" svg:width="26cm" svg:height="16.5cm" svg:x="1cm" svg:y="4cm" presentation:class="outline" presentation:user-transformed="true">
          <draw:text-box>
            <text:list text:style-name="L2">
              <text:list-item>
                <text:p>O Unix foi inicialmente desenvolvido em assembly</text:p>
                <text:list>
                  <text:list-item>
                    <text:p>Foi reescrito em C para poder ser facilmente portado a outras plataformas</text:p>
                  </text:list-item>
                </text:list>
              </text:list-item>
              <text:list-item>
                <text:p>Sistema multiprogramável e multiusuário, que suporta múltiplos processadores e implementa memória virtual</text:p>
              </text:list-item>
              <text:list-item>
                <text:p>Algumas características:</text:p>
                <text:list>
                  <text:list-item>
                    <text:p>Portável</text:p>
                  </text:list-item>
                  <text:list-item>
                    <text:p>Flexível, usado em várias aplicações</text:p>
                  </text:list-item>
                  <text:list-item>
                    <text:p>Protocolos de rede</text:p>
                  </text:list-item>
                  <text:list-item>
                    <text:p>Sistema de arquivos</text:p>
                  </text:list-item>
                  <text:list-item>
                    <text:p>Interfaces com dispositiv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6cm" svg:height="2cm" svg:x="1.001cm" svg:y="0.5cm" presentation:class="title" presentation:user-transformed="true">
          <draw:text-box>
            <text:p>Estrutura</text:p>
          </draw:text-box>
        </draw:frame>
        <draw:frame presentation:style-name="pr4" draw:text-style-name="P2" draw:layer="layout" svg:width="26cm" svg:height="16.5cm" svg:x="1cm" svg:y="4cm" presentation:class="outline">
          <draw:text-box>
            <text:list text:style-name="L2">
              <text:list-item>
                <text:p>Estrutura monolítica, ou seja, as funções são executadas em modo núcleo</text:p>
                <text:list>
                  <text:list-item>
                    <text:p>Não tem, p. ex., servidores em modo usuário</text:p>
                  </text:list-item>
                </text:list>
              </text:list-item>
              <text:list-item>
                <text:p>Composto por</text:p>
                <text:list>
                  <text:list-item>
                    <text:p>Kernel</text:p>
                    <text:list>
                      <text:list-item>
                        <text:p>Parte dependente de hardware</text:p>
                      </text:list-item>
                      <text:list-item>
                        <text:p>Parte independente de hardware</text:p>
                      </text:list-item>
                    </text:list>
                  </text:list-item>
                  <text:list-item>
                    <text:p>Shell</text:p>
                  </text:list-item>
                  <text:list-item>
                    <text:p>Sistema de arquivos</text:p>
                  </text:list-item>
                  <text:list-item>
                    <text:p>Aplicaçõ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6cm" svg:height="2cm" svg:x="1.001cm" svg:y="0.5cm" presentation:class="title" presentation:user-transformed="true">
          <draw:text-box>
            <text:p>GNU/Linux (abreviadamente “Linux”)</text:p>
          </draw:text-box>
        </draw:frame>
        <draw:frame presentation:style-name="pr4" draw:text-style-name="P2" draw:layer="layout" svg:width="26cm" svg:height="16.5cm" svg:x="1cm" svg:y="4cm" presentation:class="outline">
          <draw:text-box>
            <text:list text:style-name="L2">
              <text:list-item>
                <text:p>Linux é o Kernel desenvolvido inicialmente por Linus Torvalds, um estudante finlandês</text:p>
                <text:list>
                  <text:list-item>
                    <text:p>Baseado no kernel Minix que havia sido desenvolvido com objetivos educacionais</text:p>
                  </text:list-item>
                </text:list>
              </text:list-item>
              <text:list-item>
                <text:p>O SO chama-se GNU, desenvolvido inicialmente por Richard Stallman (EUA), semelhante ao Unix</text:p>
              </text:list-item>
              <text:list-item>
                <text:p>Software livre e aberto, desenvolvido pela comunidade, incluindo o patrocínio por várias empresas</text:p>
              </text:list-item>
              <text:list-item>
                <text:p>O código aberto permite adaptação às necessidades do usuári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6cm" svg:height="2cm" svg:x="1.001cm" svg:y="0.5cm" presentation:class="title" presentation:user-transformed="true">
          <draw:text-box>
            <text:p text:style-name="P3">GNU/Linux (abreviadamente “Linux”)</text:p>
          </draw:text-box>
        </draw:frame>
        <draw:frame presentation:style-name="pr4" draw:text-style-name="P2" draw:layer="layout" svg:width="26cm" svg:height="16.5cm" svg:x="1cm" svg:y="4cm" presentation:class="outline">
          <draw:text-box>
            <text:list text:style-name="L2">
              <text:list-item>
                <text:p>Distribuições</text:p>
                <text:list>
                  <text:list-item>
                    <text:p>Mantidas por grupos de usuários, desenvolvedores, empresas</text:p>
                  </text:list-item>
                  <text:list-item>
                    <text:p>Cada uma tem características, conjunto de softwares, etc.</text:p>
                    <text:list>
                      <text:list-item>
                        <text:p>Distribuição Armbian para RPI e outros</text:p>
                      </text:list-item>
                      <text:list-item>
                        <text:p>RedHat da IBM (usado no LNCC Santos Dumont)</text:p>
                      </text:list-item>
                      <text:list-item>
                        <text:p>Android</text:p>
                      </text:list-item>
                    </text:list>
                  </text:list-item>
                </text:list>
              </text:list-item>
              <text:list-item>
                <text:p>Alta performance, estabilidade</text:p>
              </text:list-item>
              <text:list-item>
                <text:p>O código aberto e livre permite que as pessoas ou empresas no mundo inteiro possam contribuir para o desenvolvimento</text:p>
                <text:list>
                  <text:list-item>
                    <text:p>A Internet ajuda no desenvolvimen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5" draw:text-style-name="P2" draw:layer="layout" svg:width="26cm" svg:height="2cm" svg:x="1.001cm" svg:y="0.5cm" presentation:class="title">
          <draw:text-box>
            <text:p>Distribuições (“Distros”)</text:p>
          </draw:text-box>
        </draw:frame>
        <draw:frame presentation:style-name="pr4" draw:text-style-name="P2" draw:layer="layout" svg:width="26cm" svg:height="16.5cm" svg:x="1cm" svg:y="4cm" presentation:class="outline">
          <draw:text-box>
            <text:list text:style-name="L2">
              <text:list-item>
                <text:p>DEBIAN</text:p>
                <text:list>
                  <text:list-item>
                    <text:p>Uma das mais antigas, estáveis e populares</text:p>
                  </text:list-item>
                </text:list>
              </text:list-item>
              <text:list-item>
                <text:p>UBUNTU</text:p>
                <text:list>
                  <text:list-item>
                    <text:p>Popular, grande quantidade de informações e fácil de obter ajuda</text:p>
                  </text:list-item>
                  <text:list-item>
                    <text:p>Os diversos gerenciadores de janelas estão “espalhados”</text:p>
                  </text:list-item>
                </text:list>
              </text:list-item>
              <text:list-item>
                <text:p>MINT</text:p>
                <text:list>
                  <text:list-item>
                    <text:p>Foco em ser amigável, incluindo gerenciadores de janela</text:p>
                  </text:list-item>
                </text:list>
              </text:list-item>
              <text:list-item>
                <text:p>Fedora, CentOS, RedHat, Rocky, etc.</text:p>
                <text:list>
                  <text:list-item>
                    <text:p>O Fedora é o mais amigável, para rodar em desktops</text:p>
                  </text:list-item>
                  <text:list-item>
                    <text:p>RedHat e Rocky focam mais em servidores e usuários avançad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6cm" svg:height="2cm" svg:x="1.001cm" svg:y="0.5cm" presentation:class="title" presentation:user-transformed="true">
          <draw:text-box>
            <text:p>GNU/Linux (software livre, aberto)</text:p>
          </draw:text-box>
        </draw:frame>
        <draw:frame presentation:style-name="pr4" draw:text-style-name="P2" draw:layer="layout" svg:width="26cm" svg:height="16.5cm" svg:x="1cm" svg:y="4cm" presentation:class="outline">
          <draw:text-box>
            <text:list text:style-name="L2">
              <text:list-item>
                <text:p>Gerenciador de janelas separado da linha de comando</text:p>
              </text:list-item>
              <text:list-item>
                <text:p>É possível instalar e usar apenas a linha de comando</text:p>
              </text:list-item>
              <text:list-item>
                <text:p text:style-name="P4">Existem várias opções de gerenciador de janelas</text:p>
              </text:list-item>
              <text:list-item>
                <text:p text:style-name="P4">Suporte por ser obtido online em fóruns e sites de ajuda, ou pode ser contratado de empresas</text:p>
              </text:list-item>
              <text:list-item>
                <text:p text:style-name="P4">Enfrenta problemas com o monopólio do Windows onde as máquinas novas vêm com Windows pré-instalado</text:p>
              </text:list-item>
              <text:list-item>
                <text:p text:style-name="P4">Também tem problema com empresas que pré-instalam distribuições “desconhecidas”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6cm" svg:height="2cm" svg:x="1.001cm" svg:y="0.5cm" presentation:class="title" presentation:user-transformed="true">
          <draw:text-box>
            <text:p>Windows</text:p>
          </draw:text-box>
        </draw:frame>
        <draw:frame presentation:style-name="pr4" draw:text-style-name="P2" draw:layer="layout" svg:width="26cm" svg:height="16.5cm" svg:x="1cm" svg:y="4cm" presentation:class="outline" presentation:user-transformed="true">
          <draw:text-box>
            <text:list text:style-name="L2">
              <text:list-item>
                <text:p>MS-DOS (1981)</text:p>
              </text:list-item>
              <text:list-item>
                <text:p>Windows 3.0 até 3.11 (interfaces gráficas)</text:p>
              </text:list-item>
              <text:list-item>
                <text:p>Windows 95 (1995)</text:p>
                <text:list>
                  <text:list-item>
                    <text:p>Ainda mantinha parte do MS-DOS</text:p>
                  </text:list-item>
                </text:list>
              </text:list-item>
              <text:list-item>
                <text:p>Windows 98, NT, 2000, XP, Vista, 7, 8, 10, 11</text:p>
              </text:list-item>
              <text:list-item>
                <text:p>Também possui linha de comando, porém não é possível separar da parte gráfica, como no GNU/Linux</text:p>
                <text:list>
                  <text:list-item>
                    <text:p>Um único ambiente gráfico</text:p>
                  </text:list-item>
                </text:list>
              </text:list-item>
              <text:list-item>
                <text:p>Software fechado, proprietári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6cm" svg:height="2cm" svg:x="1.001cm" svg:y="0.5cm" presentation:class="title" presentation:user-transformed="true">
          <draw:text-box>
            <text:p>Windows</text:p>
          </draw:text-box>
        </draw:frame>
        <draw:frame presentation:style-name="pr4" draw:text-style-name="P2" draw:layer="layout" svg:width="26cm" svg:height="16.5cm" svg:x="1cm" svg:y="4cm" presentation:class="outline">
          <draw:text-box>
            <text:list text:style-name="L2">
              <text:list-item>
                <text:p>Geralmente suporte pela MS ou pesquisando na Internet</text:p>
              </text:list-item>
              <text:list-item>
                <text:p>O que tornou o Windows um padrão no PC foi um acordo entre a MS e fabricantes de hardware para pré-instalá-lo</text:p>
                <text:list>
                  <text:list-item>
                    <text:p>O usuário prefere a comodidade da pré-instalação</text:p>
                  </text:list-item>
                  <text:list-item>
                    <text:p>Como SO dominante do mercado, empresas de software passaram a produzir para ele</text:p>
                  </text:list-item>
                </text:list>
              </text:list-item>
              <text:list-item>
                <text:p>Hoje o mercado mudou com o advento dos smartphones</text:p>
                <text:list>
                  <text:list-item>
                    <text:p>O mercado é dominado por aparelhos móveis</text:p>
                    <text:list>
                      <text:list-item>
                        <text:p>Que usam SOs baseados no GNU/Linux</text:p>
                        <text:list>
                          <text:list-item>
                            <text:p>Misturam também conceitos de RTO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6cm" svg:height="2cm" svg:x="1.001cm" svg:y="0.5cm" presentation:class="title" presentation:user-transformed="true">
          <draw:text-box>
            <text:p>Termux/Android</text:p>
          </draw:text-box>
        </draw:frame>
        <draw:frame presentation:style-name="pr4" draw:text-style-name="P2" draw:layer="layout" svg:width="26cm" svg:height="16.5cm" svg:x="1cm" svg:y="4cm" presentation:class="outline">
          <draw:text-box>
            <text:list text:style-name="L2">
              <text:list-item>
                <text:p text:style-name="P5"><text:span text:style-name="T1">Acrescenta uma camada que permite rodar alguns programas comuns do GNU/Linux (arquitetura ARM)</text:span></text:p>
                <text:list>
                  <text:list-item>
                    <text:p>Ex.: gcc (C/C++/Fortran/etc.)</text:p>
                  </text:list-item>
                </text:list>
              </text:list-item>
              <text:list-item>
                <text:p text:style-name="P5"><text:span text:style-name="T1">Aproveita recursos disponíveis do Android</text:span></text:p>
                <text:list>
                  <text:list-item>
                    <text:p>Programas rodam nativamente</text:p>
                  </text:list-item>
                </text:list>
              </text:list-item>
              <text:list-item>
                <text:p><text:span text:style-name="T1">Também permite acrescentar mais camadas e instalar, </text:span>p. ex., o Ubuntu com algumas limitações</text:p>
              </text:list-item>
              <text:list-item>
                <text:p>O smartphone possui limitações de arquitetura (ARM), como capacidade, velocidade, bateria, drivers específicos, etc.</text:p>
                <text:list>
                  <text:list-item>
                    <text:p>Programas pesados ficam lent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6cm" svg:height="2cm" svg:x="1.001cm" svg:y="0.5cm" presentation:class="title" presentation:user-transformed="true">
          <draw:text-box>
            <text:p>Componentes do sistema operacional</text:p>
          </draw:text-box>
        </draw:frame>
        <draw:frame presentation:style-name="pr4" draw:text-style-name="P2" draw:layer="layout" svg:width="26cm" svg:height="16.5cm" svg:x="1cm" svg:y="4cm" presentation:class="outline">
          <draw:text-box>
            <text:list text:style-name="L2">
              <text:list-item>
                <text:p>Gerenciamento de dispositivos de entrada e saída</text:p>
              </text:list-item>
              <text:list-item>
                <text:p>Gerenciamento de processos</text:p>
              </text:list-item>
              <text:list-item>
                <text:p>Gerenciamento de arquivos</text:p>
              </text:list-item>
              <text:list-item>
                <text:p>Gerenciamento de memóri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6cm" svg:height="2cm" svg:x="1.001cm" svg:y="0.5cm" presentation:class="title" presentation:user-transformed="true">
          <draw:text-box>
            <text:p>Virtualização, máquinas virtuais (VM)</text:p>
          </draw:text-box>
        </draw:frame>
        <draw:frame presentation:style-name="pr4" draw:text-style-name="P2" draw:layer="layout" svg:width="26cm" svg:height="16.5cm" svg:x="1cm" svg:y="4cm" presentation:class="outline">
          <draw:text-box>
            <text:list text:style-name="L2">
              <text:list-item>
                <text:p>Existem vários tipos, usam recursos de hardware e software para criar “computadores virtuais” e poder rodar por exemplo Windows e Linux ao mesmo tempo na mesma máquina</text:p>
              </text:list-item>
              <text:list-item>
                <text:p>O VirtualBox da Oracle pode ser instalado e configurado como um programa comum</text:p>
                <text:list>
                  <text:list-item>
                    <text:p>Roda no Windows e no Linux</text:p>
                  </text:list-item>
                </text:list>
              </text:list-item>
              <text:list-item>
                <text:p>É possível instalar o Windows em uma VM, e copiar a VM para outras máquinas ou outros SOs e rodar a VM com Windows nestas outras máquinas x86</text:p>
                <text:list>
                  <text:list-item>
                    <text:p>A sua VM Windows ou Linux fica portátil</text:p>
                  </text:list-item>
                  <text:list-item>
                    <text:p>Quando o Windows trava na VM basta fechar a janel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 Devanagari2" svg:font-family="'Noto Sans Devanagari'" style:font-family-generic="swiss"/>
    <style:font-face style:name="Noto Serif" svg:font-family="'Noto Serif'" style:font-family-generic="roman" style:font-pitch="variable"/>
    <style:font-face style:name="Noto Serif1" svg:font-family="'Noto Serif'" style:font-adornments="Regular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.03cm" svg:stroke-color="#000000" draw:marker-start-width="0.26cm" draw:marker-start-center="false" draw:marker-end-width="0.26cm" draw:marker-end-center="false" svg:stroke-opacity="100%" draw:fill="none" draw:fill-color="#ffffff" draw:opacity="100%" draw:textarea-horizontal-align="justify" draw:auto-grow-height="true" draw:auto-grow-width="false" fo:min-height="0cm" fo:min-width="0cm" fo:padding-top="0.125cm" fo:padding-bottom="0.125cm" fo:padding-left="0.25cm" fo:padding-right="0.25cm" fo:wrap-option="wrap" draw:shadow="hidden" draw:shadow-offset-x="0.2cm" draw:shadow-offset-y="0.2cm" draw:shadow-color="#666666" draw:shadow-opacity="100%" loext:shadow-blur="0.176cm">
        <text:list-style style:name="standard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e007f" loext:opacity="100%" style:text-outline="false" style:text-line-through-style="none" style:text-line-through-type="none" style:text-position="0% 100%" style:font-name="Liberation Sans2" fo:font-family="'Liberation Sans'" style:font-style-name="Regular" style:font-family-generic="swiss" style:font-pitch="variable" fo:font-size="24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stroke="solid" svg:stroke-width="0.03cm" svg:stroke-color="#e40072" draw:marker-start-width="0.27cm" draw:marker-end-width="0.27cm" draw:fill="none" draw:shadow="hidden" draw:shadow-offset-x="0cm" draw:shadow-offset-y="0cm" draw:shadow-opacity="5%" loext:shadow-blur="0.071cm"/>
      <style:text-properties style:use-window-font-color="true" loext:opacity="0%"/>
    </style:style>
    <style:style style:name="Object_20_with_20_no_20_fill_20_and_20_no_20_line" style:display-name="Object with no fill and no line" style:family="graphic" style:parent-style-name="standard">
      <style:graphic-properties draw:stroke="none" svg:stroke-width="0.1cm" svg:stroke-color="#000000" draw:marker-start-width="0.36cm" draw:marker-end-width="0.36cm" draw:fill="none" draw:opacity="0%" draw:shadow="hidden" draw:shadow-opacity="0%"/>
      <style:paragraph-properties>
        <style:tab-stops/>
      </style:paragraph-properties>
      <style:text-properties style:use-window-font-color="true" loext:opacity="0%"/>
    </style:style>
    <style:style style:name="Text" style:family="graphic">
      <style:graphic-properties draw:stroke="solid" svg:stroke-color="#cccccc" draw:fill="solid" draw:fill-color="#eeeeee"/>
      <style:paragraph-properties fo:line-height="115%"/>
      <style:text-properties style:font-name="Liberation Sans2" fo:font-family="'Liberation Sans'" style:font-style-name="Regular" style:font-family-generic="swiss" style:font-pitch="variable" fo:font-size="2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paragraph-properties fo:line-height="115%"/>
      <style:text-properties style:font-name="Liberation Sans2" fo:font-family="'Liberation Sans'" style:font-style-name="Regular" style:font-family-generic="swiss" style:font-pitch="variable" fo:font-size="22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  <style:text-properties style:use-window-font-color="true" loext:opacity="0%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 style:parent-style-name="standard">
      <style:graphic-properties draw:stroke="solid" svg:stroke-color="#d0d0d0" draw:fill="solid" draw:fill-color="#e8e8e8" draw:auto-grow-height="true" draw:auto-grow-width="false" fo:max-height="0cm" fo:min-height="0cm" draw:shadow="visible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Mono2" fo:font-family="'Liberation Mono'" style:font-style-name="Regular" style:font-family-generic="modern" style:font-pitch="fixed" fo:font-size="24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20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itation" style:family="graphic" style:parent-style-name="standard">
      <style:graphic-properties draw:stroke="none" draw:fill="solid" draw:fill-color="#ffffff" draw:opacity="100%" draw:shadow-opacity="100%"/>
      <style:text-properties fo:color="#bababa" loext:opacity="100%" fo:font-size="18pt"/>
    </style:style>
    <style:style style:name="rodapé" style:family="graphic" style:parent-style-name="standard">
      <style:graphic-properties draw:stroke="none"/>
      <style:paragraph-properties fo:text-align="end">
        <style:tab-stops/>
      </style:paragraph-properties>
      <style:text-properties fo:color="#0000b0" loext:opacity="100%"/>
    </style:style>
    <style:style style:name="Caption" style:family="graphic" style:parent-style-name="standard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2" style:font-family-complex="'Noto Sans Devanagari'" style:font-family-generic-complex="swiss" style:font-size-complex="12pt" style:font-style-complex="italic"/>
    </style:style>
    <style:style style:name="Default_20_Drawing_20_Style_5f_1" style:display-name="Default Drawing Style_1" style:family="graphic">
      <style:graphic-properties draw:stroke="none" draw:stroke-dash="Dashed_20__28_var_29__20_1" svg:stroke-width="0.03cm" svg:stroke-color="#000000" draw:marker-start-width="0.26cm" draw:marker-start-center="false" draw:marker-end-width="0.26cm" draw:marker-end-center="false" svg:stroke-opacity="100%" draw:fill="none" draw:fill-color="#ffffff" draw:opacity="100%" draw:textarea-horizontal-align="justify" draw:auto-grow-height="true" draw:auto-grow-width="false" fo:min-height="0cm" fo:min-width="0cm" fo:padding-top="0.125cm" fo:padding-bottom="0.125cm" fo:padding-left="0.25cm" fo:padding-right="0.25cm" fo:wrap-option="wrap" draw:shadow="hidden" draw:shadow-offset-x="0.2cm" draw:shadow-offset-y="0.2cm" draw:shadow-color="#666666" draw:shadow-opacity="100%" loext:shadow-blur="0.176cm">
        <text:list-style style:name="Default_20_Drawing_20_Style_5f_1" style:display-name="Default Drawing Style_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family="'Liberation Sans'" style:font-style-name="Regular" style:font-family-generic="swiss" style:font-pitch="variable" fo:font-size="2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Default_20_Drawing_20_Style_5f_1_5f_1_5f_1" style:display-name="Default Drawing Style_1_1_1" style:family="graphic">
      <style:graphic-properties draw:stroke="solid" draw:stroke-dash="Dashed_20__28_var_29__20_1" svg:stroke-width="0.04cm" svg:stroke-color="#fe007f" draw:marker-start-width="0.27cm" draw:marker-start-center="false" draw:marker-end-width="0.27cm" draw:marker-end-center="false" svg:stroke-opacity="100%" draw:fill="solid" draw:fill-color="#fe007f" draw:opacity="5%" draw:textarea-horizontal-align="justify" fo:padding-top="0.125cm" fo:padding-bottom="0.125cm" fo:padding-left="0.25cm" fo:padding-right="0.25cm" draw:shadow="hidden" draw:shadow-offset-x="0.2cm" draw:shadow-offset-y="0.2cm" draw:shadow-color="#808080" draw:shadow-opacity="5%">
        <text:list-style style:name="Default_20_Drawing_20_Style_5f_1_5f_1_5f_1" style:display-name="Default Drawing Style_1_1_1">
          <text:list-level-style-bullet text:level="1" text:bullet-char="●">
            <style:list-level-properties text:min-label-width="0.6cm"/>
            <style:text-properties fo:font-family="Open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font-style-name="Regular" style:font-charset="x-symbol" fo:color="#0084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c462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font-style-name="Regular" style:font-charset="x-symbol" fo:color="#0062c4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6200c4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b4b4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84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fe007f" loext:opacity="100%" style:text-outline="false" style:text-line-through-style="none" style:text-line-through-type="none" style:font-name="Noto Serif1" fo:font-family="'Noto Serif'" style:font-style-name="Regular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Object_20_without_20_fill_5f_1_5f_1" style:display-name="Object without fill_1_1" style:family="graphic" style:parent-style-name="Default_20_Drawing_20_Style_5f_1_5f_1_5f_1">
      <style:graphic-properties svg:stroke-width="0.04cm" svg:stroke-color="#fe007f" draw:marker-start-width="0.27cm" draw:marker-end-width="0.27cm" draw:fill="none"/>
      <style:text-properties style:use-window-font-color="true" loext:opacity="0%"/>
    </style:style>
    <style:style style:name="Object_20_with_20_no_20_fill_20_and_20_no_20_line_5f_1_5f_1" style:display-name="Object with no fill and no line_1_1" style:family="graphic" style:parent-style-name="Default_20_Drawing_20_Style_5f_1_5f_1_5f_1">
      <style:graphic-properties draw:stroke="none" svg:stroke-width="0.1cm" svg:stroke-color="#000000" draw:marker-start-width="0.36cm" draw:marker-end-width="0.36cm" draw:fill="none" draw:opacity="50%" draw:shadow="hidden" draw:shadow-opacity="50%"/>
      <style:paragraph-properties>
        <style:tab-stops/>
      </style:paragraph-properties>
      <style:text-properties style:use-window-font-color="true" loext:opacity="0%"/>
    </style:style>
    <style:style style:name="Object_20_with_20_no_20_fill_20_and_20_no_20_line_5f_1" style:display-name="Object with no fill and no line_1" style:family="graphic" style:parent-style-name="Default_20_Drawing_20_Style_5f_1_5f_1_5f_1">
      <style:graphic-properties draw:stroke="none" svg:stroke-width="0.1cm" svg:stroke-color="#000000" draw:marker-start-width="0.36cm" draw:marker-end-width="0.36cm" draw:fill="none" draw:opacity="50%" draw:shadow="hidden" draw:shadow-opacity="50%"/>
      <style:paragraph-properties>
        <style:tab-stops/>
      </style:paragraph-properties>
      <style:text-properties style:use-window-font-color="true" loext:opacity="0%"/>
    </style:style>
    <style:style style:name="Default_20_Drawing_20_Style_5f_2" style:display-name="Default Drawing Style_2" style:family="graphic">
      <style:graphic-properties draw:stroke="none" draw:stroke-dash="Dashed_20__28_var_29__20_1" svg:stroke-width="0.03cm" svg:stroke-color="#000000" draw:marker-start-width="0.26cm" draw:marker-start-center="false" draw:marker-end-width="0.26cm" draw:marker-end-center="false" svg:stroke-opacity="100%" draw:fill="none" draw:fill-color="#ffffff" draw:opacity="100%" draw:textarea-horizontal-align="justify" draw:auto-grow-height="true" draw:auto-grow-width="false" fo:min-height="0cm" fo:min-width="0cm" fo:padding-top="0.125cm" fo:padding-bottom="0.125cm" fo:padding-left="0.25cm" fo:padding-right="0.25cm" fo:wrap-option="wrap" draw:shadow="hidden" draw:shadow-offset-x="0.2cm" draw:shadow-offset-y="0.2cm" draw:shadow-color="#666666" draw:shadow-opacity="100%" loext:shadow-blur="0.176cm">
        <text:list-style style:name="Default_20_Drawing_20_Style_5f_2" style:display-name="Default Drawing Style_2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family="'Liberation Sans'" style:font-style-name="Regular" style:font-family-generic="swiss" style:font-pitch="variable" fo:font-size="2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troke="none" svg:stroke-width="0.03cm" svg:stroke-color="#e40072" draw:marker-start-width="0.25cm" draw:marker-end-width="0.25cm" svg:stroke-linecap="round" draw:fill="none" draw:fill-color="#e40072" draw:opacity="5%" draw:textarea-horizontal-align="justify" draw:shadow="hidden" draw:shadow-offset-x="0.2cm" draw:shadow-offset-y="0.2cm" draw:shadow-color="#808080" draw:shadow-opacity="5%">
        <text:list-style style:name="Default-backgroundobjects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text-properties style:use-window-font-color="true" loext:opacity="0%" style:font-name="Liberation Sans2" fo:font-family="'Liberation Sans'" style:font-style-name="Regular" style:font-family-generic="swiss" style:font-pitch="variable" fo:font-size="22pt" style:letter-kerning="true" fo:hyphenate="false" loext:hyphenation-no-caps="false"/>
    </style:style>
    <style:style style:name="Default-notes" style:family="presentation">
      <style:graphic-properties draw:stroke="none" draw:fill="none" draw:fill-color="#e8e8e8" draw:shadow="hidden" draw:shadow-offset-x="0.1cm" draw:shadow-offset-y="0.1cm" draw:shadow-color="#000000" draw:shadow-opacity="50%" loext:shadow-blur="0.212cm"/>
      <style:paragraph-properties fo:margin-left="0cm" fo:margin-right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2" fo:font-family="'Liberation Mono'" style:font-style-name="Regular" style:font-family-generic="modern" style:font-pitch="fixed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Default-outline1">
          <text:list-level-style-bullet text:level="1" text:bullet-char="●">
            <style:list-level-properties text:min-label-width="0.6cm"/>
            <style:text-properties fo:font-family="StarSymbol" fo:color="#003b76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84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c462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9c009c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e6ab02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87cm" fo:margin-bottom="0cm" fo:line-height="115%" fo:text-indent="0cm">
        <style:tab-stops/>
      </style:paragraph-properties>
      <style:text-properties fo:font-variant="normal" fo:text-transform="none" fo:color="#003b76" loext:opacity="10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>
        <style:tab-stops/>
      </style:paragraph-properties>
      <style:text-properties style:use-window-font-color="true" loext:opacity="0%" style:font-name="Liberation Sans2" fo:font-family="'Liberation Sans'" style:font-style-name="Regular" style:font-family-generic="swiss" style:font-pitch="variable" fo:font-size="24pt" style:font-size-asian="28pt" style:font-size-complex="28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15%" fo:text-indent="0cm"/>
      <style:text-properties fo:color="#008400" loext:opacity="100%" style:font-name="Liberation Sans2" fo:font-family="'Liberation Sans'" style:font-style-name="Regular" style:font-family-generic="swiss" style:font-pitch="variable" fo:font-size="22pt" style:font-size-asian="24pt" style:font-size-complex="24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3cm" fo:margin-bottom="0cm" fo:line-height="115%" fo:text-indent="0cm"/>
      <style:text-properties fo:color="#c46200" loext:opacity="100%" style:font-name="Liberation Sans2" fo:font-family="'Liberation Sans'" style:font-style-name="Regular" style:font-family-generic="swiss" style:font-pitch="variable" fo:font-size="20pt" style:font-size-asian="20pt" style:font-size-complex="20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3cm" fo:margin-bottom="0cm" fo:line-height="115%" fo:text-indent="0cm"/>
      <style:text-properties fo:color="#9c009c" loext:opacity="100%" style:font-name="Liberation Sans2" fo:font-family="'Liberation Sans'" style:font-style-name="Regular" style:font-family-generic="swiss" style:font-pitch="variable" fo:font-size="20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3cm" fo:margin-bottom="0cm" fo:line-height="115%" fo:text-indent="0cm"/>
      <style:text-properties fo:color="#e6ab02" loext:opacity="100%" style:font-name="Liberation Sans2" fo:font-family="'Liberation Sans'" style:font-style-name="Regular" style:font-family-generic="swiss" style:font-pitch="variable" fo:font-size="20pt" fo:background-color="transparent" style:font-size-asian="18pt" style:font-size-complex="18pt" fo:hyphenate="false" loext:hyphenation-no-caps="false"/>
    </style:style>
    <style:style style:name="Default-outline7" style:family="presentation" style:parent-style-name="Default-outline6">
      <style:paragraph-properties fo:margin-left="0cm" fo:margin-right="0cm" fo:margin-top="0.3cm" fo:margin-bottom="0cm" fo:line-height="115%" fo:text-indent="0cm"/>
      <style:text-properties fo:color="#000000" loext:opacity="100%" style:font-name="Liberation Sans2" fo:font-family="'Liberation Sans'" style:font-style-name="Regular" style:font-family-generic="swiss" style:font-pitch="variable" fo:font-size="20pt" style:font-size-asian="18pt" style:font-size-complex="18pt" fo:hyphenate="false" loext:hyphenation-no-caps="false"/>
    </style:style>
    <style:style style:name="Default-outline8" style:family="presentation" style:parent-style-name="Default-outline7">
      <style:paragraph-properties fo:margin-left="0cm" fo:margin-right="0cm" fo:margin-top="0.3cm" fo:margin-bottom="0cm" fo:text-indent="0cm"/>
      <style:text-properties fo:color="#7c007c" loext:opacity="100%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a6099" loext:opacity="10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0000ff" draw:fill="none" draw:fill-color="#0000ff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/>
      <style:text-properties fo:font-variant="normal" fo:text-transform="none" fo:color="#9e004f" loext:opacity="10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fo:min-width="2.11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485cm" fo:min-width="2.618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 fo:min-width="1.848cm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485cm" fo:min-width="2.254cm"/>
      <style:paragraph-properties style:writing-mode="lr-tb"/>
    </style:style>
    <style:style style:name="Mpr1" style:family="presentation" style:parent-style-name="Default-title">
      <style:graphic-properties draw:auto-grow-height="false" fo:min-height="3.507cm"/>
      <style:paragraph-properties style:writing-mode="lr-tb"/>
    </style:style>
    <style:style style:name="Mpr2" style:family="presentation" style:parent-style-name="Default-outline1" style:list-style-name="ML1">
      <style:graphic-properties/>
      <style:paragraph-properties style:writing-mode="lr-tb"/>
    </style:style>
    <style:style style:name="Mpr3" style:family="presentation" style:parent-style-name="Default-backgroundobjects">
      <style:graphic-properties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margin-top="1cm" fo:margin-bottom="0cm"/>
      <style:text-properties fo:hyphenate="false" loext:hyphenation-no-caps="false"/>
    </style:style>
    <style:style style:name="MP7" style:family="paragraph">
      <style:paragraph-properties fo:margin-top="1cm" fo:margin-bottom="0cm" style:writing-mode="lr-tb"/>
      <style:text-properties fo:hyphenate="false" loext:hyphenation-no-caps="false"/>
    </style:style>
    <style:style style:name="MP8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loext:opacity="100%" fo:font-size="22pt" style:font-size-asian="22pt" style:font-size-complex="22pt"/>
    </style:style>
    <text:list-style style:name="ML1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min-label-width="1cm"/>
        <style:text-properties style:use-window-font-color="true" fo:font-size="45%"/>
      </text:list-level-style-number>
      <text:list-level-style-number text:level="3" style:num-format="">
        <style:list-level-properties text:min-label-width="2cm"/>
        <style:text-properties style:use-window-font-color="true" fo:font-size="45%"/>
      </text:list-level-style-number>
      <text:list-level-style-number text:level="4" style:num-format="">
        <style:list-level-properties text:min-label-width="3cm"/>
        <style:text-properties style:use-window-font-color="true" fo:font-size="45%"/>
      </text:list-level-style-number>
      <text:list-level-style-number text:level="5" style:num-format="">
        <style:list-level-properties text:min-label-width="4cm"/>
        <style:text-properties style:use-window-font-color="true" fo:font-size="45%"/>
      </text:list-level-style-number>
      <text:list-level-style-number text:level="6" style:num-format="">
        <style:list-level-properties text:min-label-width="5cm"/>
        <style:text-properties style:use-window-font-color="true" fo:font-size="45%"/>
      </text:list-level-style-number>
      <text:list-level-style-number text:level="7" style:num-format="">
        <style:list-level-properties text:min-label-width="6cm"/>
        <style:text-properties style:use-window-font-color="true" fo:font-size="45%"/>
      </text:list-level-style-number>
      <text:list-level-style-number text:level="8" style:num-format="">
        <style:list-level-properties text:min-label-width="7cm"/>
        <style:text-properties style:use-window-font-color="true" fo:font-size="45%"/>
      </text:list-level-style-number>
      <text:list-level-style-number text:level="9" style:num-format="">
        <style:list-level-properties text:min-label-width="8cm"/>
        <style:text-properties style:use-window-font-color="true" fo:font-size="45%"/>
      </text:list-level-style-number>
      <text:list-level-style-number text:level="10" style:num-format="">
        <style:list-level-properties text:min-label-width="9cm"/>
        <style:text-properties style:use-window-font-color="true" fo:font-size="45%"/>
      </text:list-level-style-number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3b7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84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462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9c009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e6ab02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2.619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3.118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2.348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4" draw:layer="backgroundobjects" svg:width="2.754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Mpr1" draw:text-style-name="MP5" draw:layer="backgroundobjects" svg:width="26cm" svg:height="2cm" svg:x="1.001cm" svg:y="0.5cm" presentation:class="title">
        <draw:text-box>
          <text:p>Click to edit the title text format</text:p>
        </draw:text-box>
      </draw:frame>
      <draw:frame presentation:style-name="Mpr2" draw:text-style-name="MP7" draw:layer="backgroundobjects" svg:width="26cm" svg:height="16.5cm" svg:x="1cm" svg:y="4cm" presentation:class="outline">
        <draw:text-box>
          <text:list text:style-name="ML3">
            <text:list-item>
              <text:p text:style-name="MP6">Click to edit the outline text format</text:p>
              <text:list>
                <text:list-item>
                  <text:p text:style-name="MP6">Second Outline Level</text:p>
                  <text:list>
                    <text:list-item>
                      <text:p text:style-name="MP6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6">Fifth Outline Level</text:p>
                              <text:list>
                                <text:list-item>
                                  <text:p text:style-name="MP6">Sixth Outline Level</text:p>
                                  <text:list>
                                    <text:list-item>
                                      <text:p text:style-name="M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8" draw:layer="backgroundobjects" svg:width="6.936cm" svg:height="1.157cm" svg:x="20.664cm" svg:y="0.2cm" presentation:class="page-number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07T15:34:18.642802150</meta:creation-date>
    <meta:editing-duration>PT2H27M27S</meta:editing-duration>
    <meta:editing-cycles>30</meta:editing-cycles>
    <meta:generator>LibreOffice/7.3.7.2$Linux_X86_64 LibreOffice_project/30$Build-2</meta:generator>
    <dc:date>2024-06-02T21:22:33.644354080</dc:date>
    <meta:document-statistic meta:object-count="78"/>
  </office:meta>
</office:document-meta>
</file>